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1.797cm" style:rel-column-width="42945*"/>
    </style:style>
    <style:style style:name="Tableau1.B" style:family="table-column">
      <style:table-column-properties style:column-width="6.205cm" style:rel-column-width="22590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6.013cm" table:align="margins"/>
    </style:style>
    <style:style style:name="Tableau2.A" style:family="table-column">
      <style:table-column-properties style:column-width="2.004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6.013cm" table:align="margins"/>
    </style:style>
    <style:style style:name="Tableau2.A" style:family="table-column">
      <style:table-column-properties style:column-width="2.004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4.18cm" fo:break-before="auto" fo:break-after="auto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fbc4" officeooo:paragraph-rsid="001efbc4"/>
    </style:style>
    <style:style style:name="P2" style:family="paragraph" style:parent-style-name="Preformatted_20_Text">
      <style:text-properties fo:language="zxx" fo:country="none" officeooo:rsid="001d6073" officeooo:paragraph-rsid="001d6073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1efbc4" officeooo:paragraph-rsid="001efbc4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officeooo:rsid="001efbc4" officeooo:paragraph-rsid="00210baa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210baa" officeooo:paragraph-rsid="00210baa" style:language-asian="zxx" style:country-asian="none" style:language-complex="zxx" style:country-complex="none"/>
    </style:style>
    <style:style style:name="P6" style:family="paragraph" style:parent-style-name="Standard">
      <style:text-properties officeooo:paragraph-rsid="00202d1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efbc4" officeooo:paragraph-rsid="001efbc4" style:font-weight-asian="bold" style:font-weight-complex="bold"/>
    </style:style>
    <style:style style:name="P8" style:family="paragraph" style:parent-style-name="Text_20_body">
      <style:text-properties fo:font-weight="bold" officeooo:rsid="001a809b" officeooo:paragraph-rsid="001a809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fo:font-size="10pt" officeooo:paragraph-rsid="00202d1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1efbc4" officeooo:paragraph-rsid="001efbc4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Heading_20_1">
      <style:text-properties officeooo:paragraph-rsid="001a809b"/>
    </style:style>
    <style:style style:name="T1" style:family="text">
      <style:text-properties officeooo:rsid="001efbc4"/>
    </style:style>
    <style:style style:name="T2" style:family="text">
      <style:text-properties officeooo:rsid="00210baa"/>
    </style:style>
    <style:style style:name="T3" style:family="text">
      <style:text-properties officeooo:rsid="0023049b"/>
    </style:style>
    <style:style style:name="T4" style:family="text">
      <style:text-properties officeooo:rsid="0024fb68"/>
    </style:style>
    <style:style style:name="T5" style:family="text">
      <style:text-properties officeooo:rsid="001a809b"/>
    </style:style>
    <style:style style:name="T6" style:family="text">
      <style:text-properties officeooo:rsid="00255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Évaluation module 3 : Structures de données – type C<text:span text:style-name="T6">haîne</text:span></text:h>
      <text:h text:style-name="Heading_20_2" text:outline-level="2">Exercice 1</text:h>
      <text:p text:style-name="P8"><text:span text:style-name="T1">Évaluer les instructions suivantes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a ← <text:span text:style-name="T2">7</text:span></text:p>
            <text:p text:style-name="P2">b ← <text:span text:style-name="T2">8</text:span></text:p>
            <text:p text:style-name="P2"><text:span text:style-name="T1">c</text:span> ← <text:span text:style-name="T2">9</text:span></text:p>
            <text:p text:style-name="P4">d ← <text:span text:style-name="T2">convch</text:span>(<text:span text:style-name="T2">a + </text:span>b) <text:span text:style-name="T2">+ convch</text:span>(<text:span text:style-name="T2">b + c</text:span>) <text:span text:style-name="T2">+ convch</text:span>(<text:span text:style-name="T2">a + c</text:span>)</text:p>
            <text:p text:style-name="P3">e ← <text:span text:style-name="T2">d[1] + d[5] + d[3] + d[0]</text:span></text:p>
            <text:p text:style-name="P3">f ← <text:span text:style-name="T2">e[3] + e[2] + e[1] + e[0]</text:span></text:p>
            <text:p text:style-name="P3">g ← <text:span text:style-name="T2">valeur(e) + valeur(f)</text:span></text:p>
            <text:p text:style-name="P5">h <text:span text:style-name="T1">← </text:span>valeur(souschaine(e,0,2)+souschaine(f,2,4))</text:p>
            <text:p text:style-name="P5">i <text:span text:style-name="T1">← </text:span>convch(g) + convch(h + 2002)</text:p>
            <text:p text:style-name="P5">j <text:span text:style-name="T1">← </text:span>pos("6", i)</text:p>
            <text:p text:style-name="P5">k <text:span text:style-name="T1">← </text:span>pos("66", i)</text:p>
            <text:p text:style-name="P5">l <text:span text:style-name="T1">← </text:span>souschaine(i, j, k + 2)</text:p>
            <text:p text:style-name="P5">m <text:span text:style-name="T1">← </text:span>chr(valeur(souschaine(<text:span text:style-name="T4">l</text:span>, 0, 2))<text:span text:style-name="T3">)</text:span> +</text:p>
            <text:p text:style-name="P5"><text:s text:c="4"/>chr(valeur(souschaine(<text:span text:style-name="T4">l</text:span>, 2, 4))<text:span text:style-name="T3">)</text:span></text:p>
            <text:p text:style-name="P5">o <text:span text:style-name="T1">← </text:span>ord(m[0]) + 32</text:p>
            <text:p text:style-name="P5">p <text:span text:style-name="T1">← </text:span>valeur(effacer(f+d, 1, 8))</text:p>
          </table:table-cell>
          <table:table-cell table:style-name="Tableau1.A1" office:value-type="string">
            <text:p text:style-name="P1">Compléter le tableau suivant :</text:p>
            <table:table table:name="Tableau2" table:style-name="Tableau2">
              <table:table-column table:style-name="Tableau2.A" table:number-columns-repeated="3"/>
              <table:table-row>
                <table:table-cell table:style-name="Tableau2.A1" office:value-type="string">
                  <text:p text:style-name="P7">Objet</text:p>
                </table:table-cell>
                <table:table-cell table:style-name="Tableau2.A1" office:value-type="string">
                  <text:p text:style-name="P7">Type</text:p>
                </table:table-cell>
                <table:table-cell table:style-name="Tableau2.C1" office:value-type="string">
                  <text:p text:style-name="P7">Valeur</text:p>
                </table:table-cell>
              </table:table-row>
              <table:table-row>
                <table:table-cell table:style-name="Tableau2.A2" office:value-type="string">
                  <text:p text:style-name="P11">c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d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e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f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  <table:table-row>
                <table:table-cell table:style-name="Tableau2.A2" office:value-type="string">
                  <text:p text:style-name="P11">g</text:p>
                </table:table-cell>
                <table:table-cell table:style-name="Tableau2.A2" office:value-type="string">
                  <text:p text:style-name="P12"/>
                </table:table-cell>
                <table:table-cell table:style-name="Tableau2.C2" office:value-type="string">
                  <text:p text:style-name="P12"/>
                </table:table-cell>
              </table:table-row>
            </table:table>
            <text:p text:style-name="P1"/>
          </table:table-cell>
        </table:table-row>
      </table:table>
      <text:p text:style-name="Standard"/>
      <table:table table:name="Tableau9" table:style-name="Tableau9">
        <table:table-column table:style-name="Tableau9.A"/>
        <table:table-column table:style-name="Tableau9.B" table:number-columns-repeated="16"/>
        <table:table-row>
          <table:table-cell table:style-name="Tableau9.A1" office:value-type="string">
            <text:p text:style-name="P10">Code</text:p>
          </table:table-cell>
          <table:table-cell table:style-name="Tableau9.A1" office:value-type="string">
            <text:p text:style-name="P9">32</text:p>
          </table:table-cell>
          <table:table-cell table:style-name="Tableau9.A1" office:value-type="string">
            <text:p text:style-name="P9">33</text:p>
          </table:table-cell>
          <table:table-cell table:style-name="Tableau9.A1" office:value-type="string">
            <text:p text:style-name="P9">34</text:p>
          </table:table-cell>
          <table:table-cell table:style-name="Tableau9.A1" office:value-type="string">
            <text:p text:style-name="P9">35</text:p>
          </table:table-cell>
          <table:table-cell table:style-name="Tableau9.A1" office:value-type="string">
            <text:p text:style-name="P9">36</text:p>
          </table:table-cell>
          <table:table-cell table:style-name="Tableau9.A1" office:value-type="string">
            <text:p text:style-name="P9">37</text:p>
          </table:table-cell>
          <table:table-cell table:style-name="Tableau9.A1" office:value-type="string">
            <text:p text:style-name="P9">38</text:p>
          </table:table-cell>
          <table:table-cell table:style-name="Tableau9.A1" office:value-type="string">
            <text:p text:style-name="P9">39</text:p>
          </table:table-cell>
          <table:table-cell table:style-name="Tableau9.A1" office:value-type="string">
            <text:p text:style-name="P9">40</text:p>
          </table:table-cell>
          <table:table-cell table:style-name="Tableau9.A1" office:value-type="string">
            <text:p text:style-name="P9">41</text:p>
          </table:table-cell>
          <table:table-cell table:style-name="Tableau9.A1" office:value-type="string">
            <text:p text:style-name="P9">42</text:p>
          </table:table-cell>
          <table:table-cell table:style-name="Tableau9.A1" office:value-type="string">
            <text:p text:style-name="P9">43</text:p>
          </table:table-cell>
          <table:table-cell table:style-name="Tableau9.A1" office:value-type="string">
            <text:p text:style-name="P9">44</text:p>
          </table:table-cell>
          <table:table-cell table:style-name="Tableau9.A1" office:value-type="string">
            <text:p text:style-name="P9">45</text:p>
          </table:table-cell>
          <table:table-cell table:style-name="Tableau9.A1" office:value-type="string">
            <text:p text:style-name="P9">46</text:p>
          </table:table-cell>
          <table:table-cell table:style-name="Tableau9.Q1" office:value-type="string">
            <text:p text:style-name="P9">47</text:p>
          </table:table-cell>
        </table:table-row>
        <table:table-row>
          <table:table-cell table:style-name="Tableau9.A2" office:value-type="string">
            <text:p text:style-name="P10">Car</text:p>
          </table:table-cell>
          <table:table-cell table:style-name="Tableau9.B2" office:value-type="string">
            <text:p text:style-name="P9"/>
          </table:table-cell>
          <table:table-cell table:style-name="Tableau9.C2" office:value-type="string">
            <text:p text:style-name="P9">!</text:p>
          </table:table-cell>
          <table:table-cell table:style-name="Tableau9.D2" office:value-type="string">
            <text:p text:style-name="P9">"</text:p>
          </table:table-cell>
          <table:table-cell table:style-name="Tableau9.E2" office:value-type="string">
            <text:p text:style-name="P9">#</text:p>
          </table:table-cell>
          <table:table-cell table:style-name="Tableau9.F2" office:value-type="string">
            <text:p text:style-name="P9">$</text:p>
          </table:table-cell>
          <table:table-cell table:style-name="Tableau9.G2" office:value-type="string">
            <text:p text:style-name="P9">%</text:p>
          </table:table-cell>
          <table:table-cell table:style-name="Tableau9.H2" office:value-type="string">
            <text:p text:style-name="P9">&amp;</text:p>
          </table:table-cell>
          <table:table-cell table:style-name="Tableau9.I2" office:value-type="string">
            <text:p text:style-name="P9">'</text:p>
          </table:table-cell>
          <table:table-cell table:style-name="Tableau9.J2" office:value-type="string">
            <text:p text:style-name="P9">(</text:p>
          </table:table-cell>
          <table:table-cell table:style-name="Tableau9.K2" office:value-type="string">
            <text:p text:style-name="P9">)</text:p>
          </table:table-cell>
          <table:table-cell table:style-name="Tableau9.L2" office:value-type="string">
            <text:p text:style-name="P9">*</text:p>
          </table:table-cell>
          <table:table-cell table:style-name="Tableau9.M2" office:value-type="string">
            <text:p text:style-name="P9">+</text:p>
          </table:table-cell>
          <table:table-cell table:style-name="Tableau9.N2" office:value-type="string">
            <text:p text:style-name="P9">,</text:p>
          </table:table-cell>
          <table:table-cell table:style-name="Tableau9.O2" office:value-type="string">
            <text:p text:style-name="P9">-</text:p>
          </table:table-cell>
          <table:table-cell table:style-name="Tableau9.P2" office:value-type="string">
            <text:p text:style-name="P9">.</text:p>
          </table:table-cell>
          <table:table-cell table:style-name="Tableau9.Q2" office:value-type="string">
            <text:p text:style-name="P9">/</text:p>
          </table:table-cell>
        </table:table-row>
        <table:table-row>
          <table:table-cell table:style-name="Tableau9.A3" office:value-type="string">
            <text:p text:style-name="P10">Code</text:p>
          </table:table-cell>
          <table:table-cell table:style-name="Tableau9.A3" office:value-type="string">
            <text:p text:style-name="P9">48</text:p>
          </table:table-cell>
          <table:table-cell table:style-name="Tableau9.A3" office:value-type="string">
            <text:p text:style-name="P9">49</text:p>
          </table:table-cell>
          <table:table-cell table:style-name="Tableau9.A3" office:value-type="string">
            <text:p text:style-name="P9">50</text:p>
          </table:table-cell>
          <table:table-cell table:style-name="Tableau9.A3" office:value-type="string">
            <text:p text:style-name="P9">51</text:p>
          </table:table-cell>
          <table:table-cell table:style-name="Tableau9.A3" office:value-type="string">
            <text:p text:style-name="P9">52</text:p>
          </table:table-cell>
          <table:table-cell table:style-name="Tableau9.A3" office:value-type="string">
            <text:p text:style-name="P9">53</text:p>
          </table:table-cell>
          <table:table-cell table:style-name="Tableau9.A3" office:value-type="string">
            <text:p text:style-name="P9">54</text:p>
          </table:table-cell>
          <table:table-cell table:style-name="Tableau9.A3" office:value-type="string">
            <text:p text:style-name="P9">55</text:p>
          </table:table-cell>
          <table:table-cell table:style-name="Tableau9.A3" office:value-type="string">
            <text:p text:style-name="P9">56</text:p>
          </table:table-cell>
          <table:table-cell table:style-name="Tableau9.A3" office:value-type="string">
            <text:p text:style-name="P9">57</text:p>
          </table:table-cell>
          <table:table-cell table:style-name="Tableau9.A3" office:value-type="string">
            <text:p text:style-name="P9">58</text:p>
          </table:table-cell>
          <table:table-cell table:style-name="Tableau9.A3" office:value-type="string">
            <text:p text:style-name="P9">59</text:p>
          </table:table-cell>
          <table:table-cell table:style-name="Tableau9.A3" office:value-type="string">
            <text:p text:style-name="P9">60</text:p>
          </table:table-cell>
          <table:table-cell table:style-name="Tableau9.A3" office:value-type="string">
            <text:p text:style-name="P9">61</text:p>
          </table:table-cell>
          <table:table-cell table:style-name="Tableau9.A3" office:value-type="string">
            <text:p text:style-name="P9">62</text:p>
          </table:table-cell>
          <table:table-cell table:style-name="Tableau9.Q3" office:value-type="string">
            <text:p text:style-name="P9">63</text:p>
          </table:table-cell>
        </table:table-row>
        <table:table-row>
          <table:table-cell table:style-name="Tableau9.A2" office:value-type="string">
            <text:p text:style-name="P10">Car</text:p>
          </table:table-cell>
          <table:table-cell table:style-name="Tableau9.B2" office:value-type="string">
            <text:p text:style-name="P9">0</text:p>
          </table:table-cell>
          <table:table-cell table:style-name="Tableau9.C2" office:value-type="string">
            <text:p text:style-name="P9">1</text:p>
          </table:table-cell>
          <table:table-cell table:style-name="Tableau9.D2" office:value-type="string">
            <text:p text:style-name="P9">2</text:p>
          </table:table-cell>
          <table:table-cell table:style-name="Tableau9.E2" office:value-type="string">
            <text:p text:style-name="P9">3</text:p>
          </table:table-cell>
          <table:table-cell table:style-name="Tableau9.F2" office:value-type="string">
            <text:p text:style-name="P9">4</text:p>
          </table:table-cell>
          <table:table-cell table:style-name="Tableau9.G2" office:value-type="string">
            <text:p text:style-name="P9">5</text:p>
          </table:table-cell>
          <table:table-cell table:style-name="Tableau9.H2" office:value-type="string">
            <text:p text:style-name="P9">6</text:p>
          </table:table-cell>
          <table:table-cell table:style-name="Tableau9.I2" office:value-type="string">
            <text:p text:style-name="P9">7</text:p>
          </table:table-cell>
          <table:table-cell table:style-name="Tableau9.J2" office:value-type="string">
            <text:p text:style-name="P9">8</text:p>
          </table:table-cell>
          <table:table-cell table:style-name="Tableau9.K2" office:value-type="string">
            <text:p text:style-name="P9">9</text:p>
          </table:table-cell>
          <table:table-cell table:style-name="Tableau9.L2" office:value-type="string">
            <text:p text:style-name="P9">:</text:p>
          </table:table-cell>
          <table:table-cell table:style-name="Tableau9.M2" office:value-type="string">
            <text:p text:style-name="P9">;</text:p>
          </table:table-cell>
          <table:table-cell table:style-name="Tableau9.N2" office:value-type="string">
            <text:p text:style-name="P9">&lt;</text:p>
          </table:table-cell>
          <table:table-cell table:style-name="Tableau9.O2" office:value-type="string">
            <text:p text:style-name="P9">=</text:p>
          </table:table-cell>
          <table:table-cell table:style-name="Tableau9.P2" office:value-type="string">
            <text:p text:style-name="P9">&gt;</text:p>
          </table:table-cell>
          <table:table-cell table:style-name="Tableau9.Q2" office:value-type="string">
            <text:p text:style-name="P9">?</text:p>
          </table:table-cell>
        </table:table-row>
        <table:table-row>
          <table:table-cell table:style-name="Tableau9.A3" office:value-type="string">
            <text:p text:style-name="P10">Code</text:p>
          </table:table-cell>
          <table:table-cell table:style-name="Tableau9.A3" office:value-type="string">
            <text:p text:style-name="P9">64</text:p>
          </table:table-cell>
          <table:table-cell table:style-name="Tableau9.A3" office:value-type="string">
            <text:p text:style-name="P9">65</text:p>
          </table:table-cell>
          <table:table-cell table:style-name="Tableau9.A3" office:value-type="string">
            <text:p text:style-name="P9">66</text:p>
          </table:table-cell>
          <table:table-cell table:style-name="Tableau9.A3" office:value-type="string">
            <text:p text:style-name="P9">67</text:p>
          </table:table-cell>
          <table:table-cell table:style-name="Tableau9.A3" office:value-type="string">
            <text:p text:style-name="P9">68</text:p>
          </table:table-cell>
          <table:table-cell table:style-name="Tableau9.A3" office:value-type="string">
            <text:p text:style-name="P9">69</text:p>
          </table:table-cell>
          <table:table-cell table:style-name="Tableau9.A3" office:value-type="string">
            <text:p text:style-name="P9">70</text:p>
          </table:table-cell>
          <table:table-cell table:style-name="Tableau9.A3" office:value-type="string">
            <text:p text:style-name="P9">71</text:p>
          </table:table-cell>
          <table:table-cell table:style-name="Tableau9.A3" office:value-type="string">
            <text:p text:style-name="P9">72</text:p>
          </table:table-cell>
          <table:table-cell table:style-name="Tableau9.A3" office:value-type="string">
            <text:p text:style-name="P9">73</text:p>
          </table:table-cell>
          <table:table-cell table:style-name="Tableau9.A3" office:value-type="string">
            <text:p text:style-name="P9">74</text:p>
          </table:table-cell>
          <table:table-cell table:style-name="Tableau9.A3" office:value-type="string">
            <text:p text:style-name="P9">75</text:p>
          </table:table-cell>
          <table:table-cell table:style-name="Tableau9.A3" office:value-type="string">
            <text:p text:style-name="P9">76</text:p>
          </table:table-cell>
          <table:table-cell table:style-name="Tableau9.A3" office:value-type="string">
            <text:p text:style-name="P9">77</text:p>
          </table:table-cell>
          <table:table-cell table:style-name="Tableau9.A3" office:value-type="string">
            <text:p text:style-name="P9">78</text:p>
          </table:table-cell>
          <table:table-cell table:style-name="Tableau9.Q3" office:value-type="string">
            <text:p text:style-name="P9">79</text:p>
          </table:table-cell>
        </table:table-row>
        <table:table-row>
          <table:table-cell table:style-name="Tableau9.A2" office:value-type="string">
            <text:p text:style-name="P10">Car</text:p>
          </table:table-cell>
          <table:table-cell table:style-name="Tableau9.B2" office:value-type="string">
            <text:p text:style-name="P9">@</text:p>
          </table:table-cell>
          <table:table-cell table:style-name="Tableau9.C2" office:value-type="string">
            <text:p text:style-name="P9">A</text:p>
          </table:table-cell>
          <table:table-cell table:style-name="Tableau9.D2" office:value-type="string">
            <text:p text:style-name="P9">B</text:p>
          </table:table-cell>
          <table:table-cell table:style-name="Tableau9.E2" office:value-type="string">
            <text:p text:style-name="P9">C</text:p>
          </table:table-cell>
          <table:table-cell table:style-name="Tableau9.F2" office:value-type="string">
            <text:p text:style-name="P9">D</text:p>
          </table:table-cell>
          <table:table-cell table:style-name="Tableau9.G2" office:value-type="string">
            <text:p text:style-name="P9">E</text:p>
          </table:table-cell>
          <table:table-cell table:style-name="Tableau9.H2" office:value-type="string">
            <text:p text:style-name="P9">F</text:p>
          </table:table-cell>
          <table:table-cell table:style-name="Tableau9.I2" office:value-type="string">
            <text:p text:style-name="P9">G</text:p>
          </table:table-cell>
          <table:table-cell table:style-name="Tableau9.J2" office:value-type="string">
            <text:p text:style-name="P9">H</text:p>
          </table:table-cell>
          <table:table-cell table:style-name="Tableau9.K2" office:value-type="string">
            <text:p text:style-name="P9">I</text:p>
          </table:table-cell>
          <table:table-cell table:style-name="Tableau9.L2" office:value-type="string">
            <text:p text:style-name="P9">J</text:p>
          </table:table-cell>
          <table:table-cell table:style-name="Tableau9.M2" office:value-type="string">
            <text:p text:style-name="P9">K</text:p>
          </table:table-cell>
          <table:table-cell table:style-name="Tableau9.N2" office:value-type="string">
            <text:p text:style-name="P9">L</text:p>
          </table:table-cell>
          <table:table-cell table:style-name="Tableau9.O2" office:value-type="string">
            <text:p text:style-name="P9">M</text:p>
          </table:table-cell>
          <table:table-cell table:style-name="Tableau9.P2" office:value-type="string">
            <text:p text:style-name="P9">N</text:p>
          </table:table-cell>
          <table:table-cell table:style-name="Tableau9.Q2" office:value-type="string">
            <text:p text:style-name="P9">O</text:p>
          </table:table-cell>
        </table:table-row>
        <table:table-row>
          <table:table-cell table:style-name="Tableau9.A3" office:value-type="string">
            <text:p text:style-name="P10">Code</text:p>
          </table:table-cell>
          <table:table-cell table:style-name="Tableau9.A3" office:value-type="string">
            <text:p text:style-name="P9">80</text:p>
          </table:table-cell>
          <table:table-cell table:style-name="Tableau9.A3" office:value-type="string">
            <text:p text:style-name="P9">81</text:p>
          </table:table-cell>
          <table:table-cell table:style-name="Tableau9.A3" office:value-type="string">
            <text:p text:style-name="P9">82</text:p>
          </table:table-cell>
          <table:table-cell table:style-name="Tableau9.A3" office:value-type="string">
            <text:p text:style-name="P9">83</text:p>
          </table:table-cell>
          <table:table-cell table:style-name="Tableau9.A3" office:value-type="string">
            <text:p text:style-name="P9">84</text:p>
          </table:table-cell>
          <table:table-cell table:style-name="Tableau9.A3" office:value-type="string">
            <text:p text:style-name="P9">85</text:p>
          </table:table-cell>
          <table:table-cell table:style-name="Tableau9.A3" office:value-type="string">
            <text:p text:style-name="P9">86</text:p>
          </table:table-cell>
          <table:table-cell table:style-name="Tableau9.A3" office:value-type="string">
            <text:p text:style-name="P9">87</text:p>
          </table:table-cell>
          <table:table-cell table:style-name="Tableau9.A3" office:value-type="string">
            <text:p text:style-name="P9">88</text:p>
          </table:table-cell>
          <table:table-cell table:style-name="Tableau9.A3" office:value-type="string">
            <text:p text:style-name="P9">89</text:p>
          </table:table-cell>
          <table:table-cell table:style-name="Tableau9.A3" office:value-type="string">
            <text:p text:style-name="P9">90</text:p>
          </table:table-cell>
          <table:table-cell table:style-name="Tableau9.A3" office:value-type="string">
            <text:p text:style-name="P9">91</text:p>
          </table:table-cell>
          <table:table-cell table:style-name="Tableau9.A3" office:value-type="string">
            <text:p text:style-name="P9">92</text:p>
          </table:table-cell>
          <table:table-cell table:style-name="Tableau9.A3" office:value-type="string">
            <text:p text:style-name="P9">93</text:p>
          </table:table-cell>
          <table:table-cell table:style-name="Tableau9.A3" office:value-type="string">
            <text:p text:style-name="P9">94</text:p>
          </table:table-cell>
          <table:table-cell table:style-name="Tableau9.Q3" office:value-type="string">
            <text:p text:style-name="P9">95</text:p>
          </table:table-cell>
        </table:table-row>
        <table:table-row>
          <table:table-cell table:style-name="Tableau9.A2" office:value-type="string">
            <text:p text:style-name="P10">Car</text:p>
          </table:table-cell>
          <table:table-cell table:style-name="Tableau9.B2" office:value-type="string">
            <text:p text:style-name="P9">P</text:p>
          </table:table-cell>
          <table:table-cell table:style-name="Tableau9.C2" office:value-type="string">
            <text:p text:style-name="P9">Q</text:p>
          </table:table-cell>
          <table:table-cell table:style-name="Tableau9.D2" office:value-type="string">
            <text:p text:style-name="P9">R</text:p>
          </table:table-cell>
          <table:table-cell table:style-name="Tableau9.E2" office:value-type="string">
            <text:p text:style-name="P9">S</text:p>
          </table:table-cell>
          <table:table-cell table:style-name="Tableau9.F2" office:value-type="string">
            <text:p text:style-name="P9">T</text:p>
          </table:table-cell>
          <table:table-cell table:style-name="Tableau9.G2" office:value-type="string">
            <text:p text:style-name="P9">U</text:p>
          </table:table-cell>
          <table:table-cell table:style-name="Tableau9.H2" office:value-type="string">
            <text:p text:style-name="P9">V</text:p>
          </table:table-cell>
          <table:table-cell table:style-name="Tableau9.I2" office:value-type="string">
            <text:p text:style-name="P9">W</text:p>
          </table:table-cell>
          <table:table-cell table:style-name="Tableau9.J2" office:value-type="string">
            <text:p text:style-name="P9">X</text:p>
          </table:table-cell>
          <table:table-cell table:style-name="Tableau9.K2" office:value-type="string">
            <text:p text:style-name="P9">Y</text:p>
          </table:table-cell>
          <table:table-cell table:style-name="Tableau9.L2" office:value-type="string">
            <text:p text:style-name="P9">Z</text:p>
          </table:table-cell>
          <table:table-cell table:style-name="Tableau9.M2" office:value-type="string">
            <text:p text:style-name="P9">[</text:p>
          </table:table-cell>
          <table:table-cell table:style-name="Tableau9.N2" office:value-type="string">
            <text:p text:style-name="P9">\</text:p>
          </table:table-cell>
          <table:table-cell table:style-name="Tableau9.O2" office:value-type="string">
            <text:p text:style-name="P9">]</text:p>
          </table:table-cell>
          <table:table-cell table:style-name="Tableau9.P2" office:value-type="string">
            <text:p text:style-name="P9">^</text:p>
          </table:table-cell>
          <table:table-cell table:style-name="Tableau9.Q2" office:value-type="string">
            <text:p text:style-name="P9">_</text:p>
          </table:table-cell>
        </table:table-row>
        <table:table-row>
          <table:table-cell table:style-name="Tableau9.A3" office:value-type="string">
            <text:p text:style-name="P10">Code</text:p>
          </table:table-cell>
          <table:table-cell table:style-name="Tableau9.A3" office:value-type="string">
            <text:p text:style-name="P9">96</text:p>
          </table:table-cell>
          <table:table-cell table:style-name="Tableau9.A3" office:value-type="string">
            <text:p text:style-name="P9">97</text:p>
          </table:table-cell>
          <table:table-cell table:style-name="Tableau9.A3" office:value-type="string">
            <text:p text:style-name="P9">98</text:p>
          </table:table-cell>
          <table:table-cell table:style-name="Tableau9.A3" office:value-type="string">
            <text:p text:style-name="P9">99</text:p>
          </table:table-cell>
          <table:table-cell table:style-name="Tableau9.A3" office:value-type="string">
            <text:p text:style-name="P9">100</text:p>
          </table:table-cell>
          <table:table-cell table:style-name="Tableau9.A3" office:value-type="string">
            <text:p text:style-name="P9">101</text:p>
          </table:table-cell>
          <table:table-cell table:style-name="Tableau9.A3" office:value-type="string">
            <text:p text:style-name="P9">102</text:p>
          </table:table-cell>
          <table:table-cell table:style-name="Tableau9.A3" office:value-type="string">
            <text:p text:style-name="P9">103</text:p>
          </table:table-cell>
          <table:table-cell table:style-name="Tableau9.A3" office:value-type="string">
            <text:p text:style-name="P9">104</text:p>
          </table:table-cell>
          <table:table-cell table:style-name="Tableau9.A3" office:value-type="string">
            <text:p text:style-name="P9">105</text:p>
          </table:table-cell>
          <table:table-cell table:style-name="Tableau9.A3" office:value-type="string">
            <text:p text:style-name="P9">106</text:p>
          </table:table-cell>
          <table:table-cell table:style-name="Tableau9.A3" office:value-type="string">
            <text:p text:style-name="P9">107</text:p>
          </table:table-cell>
          <table:table-cell table:style-name="Tableau9.A3" office:value-type="string">
            <text:p text:style-name="P9">108</text:p>
          </table:table-cell>
          <table:table-cell table:style-name="Tableau9.A3" office:value-type="string">
            <text:p text:style-name="P9">109</text:p>
          </table:table-cell>
          <table:table-cell table:style-name="Tableau9.A3" office:value-type="string">
            <text:p text:style-name="P9">110</text:p>
          </table:table-cell>
          <table:table-cell table:style-name="Tableau9.Q3" office:value-type="string">
            <text:p text:style-name="P9">111</text:p>
          </table:table-cell>
        </table:table-row>
        <table:table-row>
          <table:table-cell table:style-name="Tableau9.A2" office:value-type="string">
            <text:p text:style-name="P10">Car</text:p>
          </table:table-cell>
          <table:table-cell table:style-name="Tableau9.B2" office:value-type="string">
            <text:p text:style-name="P9">`</text:p>
          </table:table-cell>
          <table:table-cell table:style-name="Tableau9.C2" office:value-type="string">
            <text:p text:style-name="P9">a</text:p>
          </table:table-cell>
          <table:table-cell table:style-name="Tableau9.D2" office:value-type="string">
            <text:p text:style-name="P9">b</text:p>
          </table:table-cell>
          <table:table-cell table:style-name="Tableau9.E2" office:value-type="string">
            <text:p text:style-name="P9">c</text:p>
          </table:table-cell>
          <table:table-cell table:style-name="Tableau9.F2" office:value-type="string">
            <text:p text:style-name="P9">d</text:p>
          </table:table-cell>
          <table:table-cell table:style-name="Tableau9.G2" office:value-type="string">
            <text:p text:style-name="P9">e</text:p>
          </table:table-cell>
          <table:table-cell table:style-name="Tableau9.H2" office:value-type="string">
            <text:p text:style-name="P9">f</text:p>
          </table:table-cell>
          <table:table-cell table:style-name="Tableau9.I2" office:value-type="string">
            <text:p text:style-name="P9">g</text:p>
          </table:table-cell>
          <table:table-cell table:style-name="Tableau9.J2" office:value-type="string">
            <text:p text:style-name="P9">h</text:p>
          </table:table-cell>
          <table:table-cell table:style-name="Tableau9.K2" office:value-type="string">
            <text:p text:style-name="P9">i</text:p>
          </table:table-cell>
          <table:table-cell table:style-name="Tableau9.L2" office:value-type="string">
            <text:p text:style-name="P9">j</text:p>
          </table:table-cell>
          <table:table-cell table:style-name="Tableau9.M2" office:value-type="string">
            <text:p text:style-name="P9">k</text:p>
          </table:table-cell>
          <table:table-cell table:style-name="Tableau9.N2" office:value-type="string">
            <text:p text:style-name="P9">l</text:p>
          </table:table-cell>
          <table:table-cell table:style-name="Tableau9.O2" office:value-type="string">
            <text:p text:style-name="P9">m</text:p>
          </table:table-cell>
          <table:table-cell table:style-name="Tableau9.P2" office:value-type="string">
            <text:p text:style-name="P9">n</text:p>
          </table:table-cell>
          <table:table-cell table:style-name="Tableau9.Q2" office:value-type="string">
            <text:p text:style-name="P9">o</text:p>
          </table:table-cell>
        </table:table-row>
        <table:table-row>
          <table:table-cell table:style-name="Tableau9.A3" office:value-type="string">
            <text:p text:style-name="P10">Code</text:p>
          </table:table-cell>
          <table:table-cell table:style-name="Tableau9.A3" office:value-type="string">
            <text:p text:style-name="P9">112</text:p>
          </table:table-cell>
          <table:table-cell table:style-name="Tableau9.A3" office:value-type="string">
            <text:p text:style-name="P9">113</text:p>
          </table:table-cell>
          <table:table-cell table:style-name="Tableau9.A3" office:value-type="string">
            <text:p text:style-name="P9">114</text:p>
          </table:table-cell>
          <table:table-cell table:style-name="Tableau9.A3" office:value-type="string">
            <text:p text:style-name="P9">115</text:p>
          </table:table-cell>
          <table:table-cell table:style-name="Tableau9.A3" office:value-type="string">
            <text:p text:style-name="P9">116</text:p>
          </table:table-cell>
          <table:table-cell table:style-name="Tableau9.A3" office:value-type="string">
            <text:p text:style-name="P9">117</text:p>
          </table:table-cell>
          <table:table-cell table:style-name="Tableau9.A3" office:value-type="string">
            <text:p text:style-name="P9">118</text:p>
          </table:table-cell>
          <table:table-cell table:style-name="Tableau9.A3" office:value-type="string">
            <text:p text:style-name="P9">119</text:p>
          </table:table-cell>
          <table:table-cell table:style-name="Tableau9.A3" office:value-type="string">
            <text:p text:style-name="P9">120</text:p>
          </table:table-cell>
          <table:table-cell table:style-name="Tableau9.A3" office:value-type="string">
            <text:p text:style-name="P9">121</text:p>
          </table:table-cell>
          <table:table-cell table:style-name="Tableau9.A3" office:value-type="string">
            <text:p text:style-name="P9">122</text:p>
          </table:table-cell>
          <table:table-cell table:style-name="Tableau9.A3" office:value-type="string">
            <text:p text:style-name="P9">123</text:p>
          </table:table-cell>
          <table:table-cell table:style-name="Tableau9.A3" office:value-type="string">
            <text:p text:style-name="P9">124</text:p>
          </table:table-cell>
          <table:table-cell table:style-name="Tableau9.A3" office:value-type="string">
            <text:p text:style-name="P9">125</text:p>
          </table:table-cell>
          <table:table-cell table:style-name="Tableau9.A3" office:value-type="string">
            <text:p text:style-name="P9">126</text:p>
          </table:table-cell>
          <table:table-cell table:style-name="Tableau9.Q3" office:value-type="string">
            <text:p text:style-name="P9">127</text:p>
          </table:table-cell>
        </table:table-row>
        <table:table-row>
          <table:table-cell table:style-name="Tableau9.A12" office:value-type="string">
            <text:p text:style-name="P10">Car</text:p>
          </table:table-cell>
          <table:table-cell table:style-name="Tableau9.B12" office:value-type="string">
            <text:p text:style-name="P9">p</text:p>
          </table:table-cell>
          <table:table-cell table:style-name="Tableau9.C12" office:value-type="string">
            <text:p text:style-name="P9">q</text:p>
          </table:table-cell>
          <table:table-cell table:style-name="Tableau9.D12" office:value-type="string">
            <text:p text:style-name="P9">r</text:p>
          </table:table-cell>
          <table:table-cell table:style-name="Tableau9.E12" office:value-type="string">
            <text:p text:style-name="P9">s</text:p>
          </table:table-cell>
          <table:table-cell table:style-name="Tableau9.F12" office:value-type="string">
            <text:p text:style-name="P9">t</text:p>
          </table:table-cell>
          <table:table-cell table:style-name="Tableau9.G12" office:value-type="string">
            <text:p text:style-name="P9">u</text:p>
          </table:table-cell>
          <table:table-cell table:style-name="Tableau9.H12" office:value-type="string">
            <text:p text:style-name="P9">v</text:p>
          </table:table-cell>
          <table:table-cell table:style-name="Tableau9.I12" office:value-type="string">
            <text:p text:style-name="P9">w</text:p>
          </table:table-cell>
          <table:table-cell table:style-name="Tableau9.J12" office:value-type="string">
            <text:p text:style-name="P9">x</text:p>
          </table:table-cell>
          <table:table-cell table:style-name="Tableau9.K12" office:value-type="string">
            <text:p text:style-name="P9">y</text:p>
          </table:table-cell>
          <table:table-cell table:style-name="Tableau9.L12" office:value-type="string">
            <text:p text:style-name="P9">z</text:p>
          </table:table-cell>
          <table:table-cell table:style-name="Tableau9.M12" office:value-type="string">
            <text:p text:style-name="P9">{</text:p>
          </table:table-cell>
          <table:table-cell table:style-name="Tableau9.N12" office:value-type="string">
            <text:p text:style-name="P9">|</text:p>
          </table:table-cell>
          <table:table-cell table:style-name="Tableau9.O12" office:value-type="string">
            <text:p text:style-name="P9">}</text:p>
          </table:table-cell>
          <table:table-cell table:style-name="Tableau9.P12" office:value-type="string">
            <text:p text:style-name="P9">~</text:p>
          </table:table-cell>
          <table:table-cell table:style-name="Tableau9.Q12" office:value-type="string">
            <text:p text:style-name="P9">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BookAntiqua Modèle</dc:title>
    <meta:generator>LibreOffice/7.6.0.3$Windows_X86_64 LibreOffice_project/69edd8b8ebc41d00b4de3915dc82f8f0fc3b6265</meta:generator>
    <meta:editing-duration>PT1H17S</meta:editing-duration>
    <meta:editing-cycles>9</meta:editing-cycles>
    <meta:printed-by>Fichiers PDF</meta:printed-by>
    <dc:date>2023-10-18T16:13:04.407000000</dc:date>
    <meta:document-statistic meta:table-count="3" meta:image-count="0" meta:object-count="0" meta:page-count="1" meta:paragraph-count="231" meta:word-count="320" meta:character-count="915" meta:non-whitespace-character-count="821"/>
    <meta:template xlink:type="simple" xlink:actuate="onRequest" xlink:title="BookAntiqua Modèle" xlink:href="file:///C:/Users/Cyberbox/AppData/Roaming/LibreOffice/4/user/template/BookAntiqua%20Modèle.ott" meta:date="2023-09-24T11:51:16.940000000"/>
  </office:meta>
</office:document-meta>
</file>